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allPytho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fo:border="0.06pt solid #000000"/>
      <style:paragraph-properties fo:text-align="start" fo:margin-left="0cm"/>
    </style:style>
  </office:automatic-styles>
  <office:body>
    <office:spreadsheet>
      <table:table table:name="Tabelle1" table:style-name="ta1">
        <table:table-column table:style-name="co1" table:number-columns-repeated="4" table:default-cell-style-name="Default"/>
        <table:table-row table:style-name="ro1" table:number-rows-repeated="12">
          <table:table-cell table:number-columns-repeated="4"/>
        </table:table-row>
        <table:table-row table:style-name="ro1">
          <table:table-cell/>
          <table:table-cell table:style-name="ce1" office:value-type="string" calcext:value-type="string">
            <text:p>We want : </text:p>
          </table:table-cell>
          <table:table-cell table:style-name="ce2" office:value-type="string" calcext:value-type="string">
            <text:p>P</text:p>
          </table:table-cell>
          <table:table-cell/>
        </table:table-row>
        <table:table-row table:style-name="ro1">
          <table:table-cell/>
          <table:table-cell table:style-name="ce1" office:value-type="string" calcext:value-type="string">
            <text:p>We have : </text:p>
          </table:table-cell>
          <table:table-cell table:style-name="ce2" office:value-type="string" calcext:value-type="string">
            <text:p>T</text:p>
          </table:table-cell>
          <table:table-cell/>
        </table:table-row>
        <table:table-row table:style-name="ro1">
          <table:table-cell/>
          <table:table-cell table:style-name="ce1"/>
          <table:table-cell table:style-name="ce3" office:value-type="float" office:value="330" calcext:value-type="float">
            <text:p>330</text:p>
          </table:table-cell>
          <table:table-cell/>
        </table:table-row>
        <table:table-row table:style-name="ro1">
          <table:table-cell/>
          <table:table-cell table:style-name="ce1" office:value-type="string" calcext:value-type="string">
            <text:p>And : </text:p>
          </table:table-cell>
          <table:table-cell table:style-name="ce2" office:value-type="string" calcext:value-type="string">
            <text:p>Q</text:p>
          </table:table-cell>
          <table:table-cell/>
        </table:table-row>
        <table:table-row table:style-name="ro1">
          <table:table-cell/>
          <table:table-cell table:style-name="ce1"/>
          <table:table-cell table:style-name="ce3" office:value-type="float" office:value="1" calcext:value-type="float">
            <text:p>1</text:p>
          </table:table-cell>
          <table:table-cell/>
        </table:table-row>
        <table:table-row table:style-name="ro1">
          <table:table-cell/>
          <table:table-cell table:style-name="ce1" office:value-type="string" calcext:value-type="string">
            <text:p>Fluid : </text:p>
          </table:table-cell>
          <table:table-cell table:style-name="ce2" office:value-type="string" calcext:value-type="string">
            <text:p>Propane</text:p>
          </table:table-cell>
          <table:table-cell/>
        </table:table-row>
        <table:table-row table:style-name="ro1">
          <table:table-cell/>
          <table:table-cell table:style-name="ce1" office:value-type="string" calcext:value-type="string">
            <text:p>Result : </text:p>
          </table:table-cell>
          <table:table-cell table:formula="of:=PROPS([.C13];[.C14];[.C15];[.C16];[.C17];[.C18])" office:value-type="float" office:value="1982.83931973491" calcext:value-type="float">
            <text:p>1982,8393197349</text:p>
          </table:table-cell>
          <table:table-cell office:value-type="string" calcext:value-type="string">
            <text:p>'&lt;&lt;--- Formula is in this cell</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5">00.00.0000</text:date>, <text:time style:data-style-name="N2" text:time-value="16:47:54.44583379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15:28:45.006416267</meta:creation-date>
    <dc:date>2014-07-15T16:50:42.384321782</dc:date>
    <meta:editing-duration>PT15M5S</meta:editing-duration>
    <meta:editing-cycles>6</meta:editing-cycles>
    <meta:generator>LibreOffice/4.2.4.2$Linux_x86 LibreOffice_project/420m0$Build-2</meta:generator>
    <meta:document-statistic meta:table-count="1" meta:cell-count="13" meta:object-count="0"/>
  </office:meta>
</office:document-meta>
</file>

<file path=Basic/Standard/CallPython.xml><?xml version="1.0" encoding="utf-8"?>
<!DOCTYPE module  PUBLIC '-//OpenOffice.org//DTD OfficeDocument 1.0//EN'  'module.dtd'>
<script:module xmlns:script="http://openoffice.org/2000/script" script:name="CallPython" script:language="StarBasic">Option Explicit

Global g_MasterScriptProvider as Object

Function invokePyFunc(file AS String, func As String, args As Array, outIdxs As Array, outArgs As Array)
	Dim sURL As String
	Dim oMSP As Object
	Dim oScript As Object
   sURL =  "vnd.sun.star.script:" &amp; file &amp; ".py$" &amp; func &amp; "?language=Python&amp;location=user" 
   oMSP = getMasterScriptProvider()
   oScript = oMSP.getScript(sURL)
   invokePyFunc = oScript.invoke(args, outIdxs, outArgs)
end Function

Function getMasterScriptProvider() 
	Dim oMasterScriptProviderFactory As Object
   if isNull(g_MasterScriptProvider) then 
      oMasterScriptProviderFactory = createUnoService("com.sun.star.script.provider.MasterScriptProviderFactory") 
      g_MasterScriptProvider = oMasterScriptProviderFactory.createScriptProvider("") 
   endif 
   getMasterScriptProvider = g_MasterScriptProvider
End Function

Function props(v1, v2, v3, v4, v5, v6)
    props = invokePyFunc("coolprop", "props", _
    	Array(v1, v2, v3, v4, v5, v6), _
    	Array(), Array())
End Function

sub cpversion()
 print  invokePyFunc("coolprop", "cpversion", _
    	Array(), _
    	Array(),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lPyth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